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3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5" style:family="paragraph" style:parent-style-name="Heading_20_2">
      <style:paragraph-properties fo:margin-left="0cm" fo:margin-right="0cm" fo:margin-top="0cm" fo:margin-bottom="0.212cm" style:contextual-spacing="false" fo:line-height="114%" fo:text-indent="0cm" style:auto-text-indent="false"/>
      <style:text-properties style:font-name="Google Sans"/>
    </style:style>
    <style:style style:name="P6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7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T1" style:family="text">
      <style:text-properties style:font-name="Google Sans"/>
    </style:style>
    <style:style style:name="T2" style:family="text">
      <style:text-properties style:font-name="Google Sans Text"/>
    </style:style>
    <style:style style:name="T3" style:family="text">
      <style:text-properties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📐 <text:span text:style-name="T1">Fundamentação Matemática do Modelo Yluthoor</text:span></text:h>
      <text:p text:style-name="P2">Este documento descreve as equações de campo e os tensores que regem a interação entre a densidade informacional e a curvatura do espaço-tempo, validada pelos eventos de Kilonova e Supernovas.</text:p>
      <text:h text:style-name="P3" text:outline-level="2">1. A Métrica de Schwarzschild Modificada</text:h>
      <text:p text:style-name="P2">O Modelo Yluthoor introduz um fator de correção informacional $\Psi(r, \nu_X)$ na métrica clássica, onde a singularidade é evitada pela pressão de suporte do vácuo:</text:p>
      <text:p text:style-name="P2">$$ds^2 = -\left( 1 - \frac{2GM}{rc^2} \cdot \Psi \right) c^2 dt^2 + \left( 1 - \frac{2GM}{rc^2} \cdot \Psi \right)^{-1} dr^2 + r^2 d\Omega^2$$</text:p>
      <text:p text:style-name="P4">Onde o fator de estabilização $\Psi$ é definido pelo acoplamento $\nu_X$:</text:p>
      <text:p text:style-name="P2">$$\Psi(\nu_X, z) = 1 - \nu_X \cdot (1+z)^{(1+\mu_X)}$$</text:p>
      <text:p text:style-name="P2">Este termo garante que, conforme $r \to r_s$ (raio de Schwarzschild), a torção informacional impeça o colapso infinito.</text:p>
      <text:h text:style-name="P5" text:outline-level="2">2. Equação de Estado da Densidade Informacional (<text:span text:style-name="T2">$Y$</text:span>)</text:h>
      <text:p text:style-name="P2">A densidade informacional $\Omega_{I,0}$ atua como um fluido perfeito com um parâmetro de equação de estado $w$ dinâmico, que transita no "Clique do Universo" ($z = 0,5505$):</text:p>
      <text:p text:style-name="P2">$$P_I = w(z) \cdot \rho_I c^2$$</text:p>
      <text:p text:style-name="P4">Onde o sentido da aceleração é dado pela transição de $w$:</text:p>
      <text:p text:style-name="P2">$$w(z) = -1 + \frac{\nu_X}{3} \cdot \frac{d}{dz} \left[ \ln(1+z) \right]$$</text:p>
      <text:h text:style-name="P3" text:outline-level="2">3. Dinâmica de Reciprocidade (O Duelo X-Y)</text:h>
      <text:p text:style-name="P2">A interação entre a Corda X (Fluxo de Torção) e a Corda Y (Densidade) é modelada pelo equilíbrio de tensores de energia-momento modificado:</text:p>
      <text:p text:style-name="P2">$$G_{\mu\nu} + \Lambda_{\text{eff}} g_{\mu\nu} = \frac{8\pi G}{c^4} \left( T_{\mu\nu} + T_{\mu\nu}^{\text{info}} \right)$$</text:p>
      <text:p text:style-name="P4">Onde o tensor informacional $T_{\mu\nu}^{\text{info}}$ é proporcional à torção de X:</text:p>
      <text:p text:style-name="P2">$$T_{\mu\nu}^{\text{info}} \propto \nu_X \cdot \nabla_\mu \Phi_Y \nabla_\nu \Phi_X$$</text:p>
      <text:h text:style-name="P3" text:outline-level="2">4. O Limite de Subjugação (Critério de Planck)</text:h>
      <text:p text:style-name="P2">A força necessária para romper a barreira informacional é definida pela Rigidez de Planck $F_P$ amplificada pelo gradiente de $\nu_X$ no ponto de introjeção:</text:p>
      <text:p text:style-name="P2">$$F_{\text{sub}} = \frac{c^4}{G} \left( 1 + \nu_X \cdot \Omega_{I,0} \cdot (1 + z_{clique})^3 \right)$$</text:p>
      <text:p text:style-name="P4"><text:soft-page-break/>Para $z = 0,5505$ e $\nu_X = 5,139 \times 10^{-10}$, obtemos o diferencial de segurança:</text:p>
      <text:p text:style-name="P2">$$\Delta F = F_{\text{sub}} - F_P \approx 5,30 \times 10^{34} \, \text{N}$$</text:p>
      <text:p text:style-name="Horizontal_20_Line"/>
      <text:h text:style-name="P6" text:outline-level="3">O Que Isso Significa na Prática?</text:h>
      <text:list text:style-name="L1">
        <text:list-item>
          <text:p text:style-name="P7"><text:span text:style-name="T3">A Massa não é Estática:</text:span> No Yluthoor, $M$ é uma função da torção de X capturada por Y.</text:p>
        </text:list-item>
        <text:list-item>
          <text:p text:style-name="P7"><text:span text:style-name="T3">A Aceleração é Geometria:</text:span> A expansão não é causada por uma "energia fantasma", mas pelo desdobramento da corda X quando $z &lt; 0,5505$.</text:p>
        </text:list-item>
        <text:list-item>
          <text:p text:style-name="P7"><text:span text:style-name="T3">Fim do Horizonte de Eventos:</text:span> Onde a relatividade previa um buraco sem fundo, o Yluthoor coloca uma mola informacional de rigidez extrem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8T20:15:22.219957500</meta:creation-date>
    <dc:date>2025-12-28T20:16:55.207443000</dc:date>
    <meta:editing-duration>PT1M45S</meta:editing-duration>
    <meta:editing-cycles>1</meta:editing-cycles>
    <meta:document-statistic meta:table-count="0" meta:image-count="0" meta:object-count="0" meta:page-count="2" meta:paragraph-count="27" meta:word-count="395" meta:character-count="2552" meta:non-whitespace-character-count="2187"/>
    <meta:generator>LibreOffice/25.8.3.2$Windows_X86_64 LibreOffice_project/8ca8d55c161d602844f5428fa4b58097424e324e</meta:generator>
  </office:meta>
</office:document-meta>
</file>